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style>
    <style:style style:name="P2" style:family="paragraph" style:parent-style-name="Subtitle">
      <style:text-properties officeooo:rsid="003471ae" officeooo:paragraph-rsid="003471ae"/>
    </style:style>
    <style:style style:name="P3" style:family="paragraph" style:parent-style-name="Textkörper_20_Regieanweisung">
      <style:text-properties officeooo:paragraph-rsid="0032a1d3"/>
    </style:style>
    <style:style style:name="P4"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5" style:family="paragraph" style:parent-style-name="Contents_20_1">
      <style:paragraph-properties>
        <style:tab-stops>
          <style:tab-stop style:position="9.5cm" style:type="right" style:leader-style="dotted" style:leader-text="."/>
        </style:tab-stops>
      </style:paragraph-properties>
    </style:style>
    <style:style style:name="P6" style:family="paragraph" style:parent-style-name="Contents_20_2">
      <style:paragraph-properties>
        <style:tab-stops>
          <style:tab-stop style:position="9.001cm" style:type="right" style:leader-style="dotted" style:leader-text="."/>
        </style:tab-stops>
      </style:paragraph-properties>
    </style:style>
    <style:style style:name="P7" style:family="paragraph" style:parent-style-name="Heading_20_1">
      <style:text-properties officeooo:paragraph-rsid="0032a1d3"/>
    </style:style>
    <style:style style:name="P8" style:family="paragraph" style:parent-style-name="Heading_20_1">
      <style:text-properties officeooo:rsid="000b263d" officeooo:paragraph-rsid="0032a1d3"/>
    </style:style>
    <style:style style:name="P9" style:family="paragraph" style:parent-style-name="Heading_20_1" style:master-page-name="Right_20_Page">
      <style:paragraph-properties fo:margin-top="0cm" fo:margin-bottom="0cm" loext:contextual-spacing="false" style:page-number="auto"/>
      <style:text-properties officeooo:paragraph-rsid="0032a1d3"/>
    </style:style>
    <style:style style:name="P10" style:family="paragraph" style:parent-style-name="Heading_20_1">
      <style:paragraph-properties fo:margin-top="0.42cm" fo:margin-bottom="0cm" loext:contextual-spacing="false"/>
      <style:text-properties officeooo:paragraph-rsid="0032a1d3"/>
    </style:style>
    <style:style style:name="P11" style:family="paragraph" style:parent-style-name="Heading_20_1">
      <style:paragraph-properties fo:margin-top="0.42cm" fo:margin-bottom="0cm" loext:contextual-spacing="false"/>
      <style:text-properties officeooo:rsid="000b263d" officeooo:paragraph-rsid="0032a1d3"/>
    </style:style>
    <style:style style:name="P12" style:family="paragraph" style:parent-style-name="Heading_20_2">
      <style:text-properties officeooo:paragraph-rsid="0032a1d3"/>
    </style:style>
    <style:style style:name="P13" style:family="paragraph" style:parent-style-name="Heading_20_2">
      <style:text-properties officeooo:rsid="000a58e9" officeooo:paragraph-rsid="0032a1d3"/>
    </style:style>
    <style:style style:name="P14" style:family="paragraph" style:parent-style-name="Heading_20_2">
      <style:text-properties officeooo:rsid="000b263d" officeooo:paragraph-rsid="0032a1d3"/>
    </style:style>
    <style:style style:name="P15" style:family="paragraph" style:parent-style-name="Contents_20_Heading" style:master-page-name="Index">
      <style:paragraph-properties style:page-number="auto"/>
    </style:style>
    <style:style style:name="P16" style:family="paragraph" style:parent-style-name="Text_20_body" style:master-page-name="Standard">
      <style:paragraph-properties fo:text-align="center" style:justify-single-word="false" style:page-number="auto"/>
      <style:text-properties officeooo:paragraph-rsid="00266ee7"/>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bale und Liebe</text:p>
      <text:p text:style-name="P2">ein Drama<text:line-break/>von<text:line-break/>Friedrich Schiller</text:p>
      <text:p text:style-name="P16"/>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text:p>
          </text:index-title>
          <text:p text:style-name="P5"><text:a xlink:type="simple" xlink:href="#__RefHeading___Toc7733_371295672" text:style-name="Index_20_Link" text:visited-style-name="Index_20_Link">1. Akt<text:tab/>5</text:a></text:p>
          <text:p text:style-name="P6"><text:a xlink:type="simple" xlink:href="#__RefHeading___Toc2655_2120036227" text:style-name="Index_20_Link" text:visited-style-name="Index_20_Link">Erste Szene<text:tab/>5</text:a></text:p>
          <text:p text:style-name="P6"><text:a xlink:type="simple" xlink:href="#__RefHeading___Toc2657_2120036227" text:style-name="Index_20_Link" text:visited-style-name="Index_20_Link">Zweite Szene<text:tab/>9</text:a></text:p>
          <text:p text:style-name="P6"><text:a xlink:type="simple" xlink:href="#__RefHeading___Toc2659_2120036227" text:style-name="Index_20_Link" text:visited-style-name="Index_20_Link">Dritte Szene<text:tab/>15</text:a></text:p>
          <text:p text:style-name="P6"><text:a xlink:type="simple" xlink:href="#__RefHeading___Toc2661_2120036227" text:style-name="Index_20_Link" text:visited-style-name="Index_20_Link">Vierte Szene<text:tab/>18</text:a></text:p>
          <text:p text:style-name="P6"><text:a xlink:type="simple" xlink:href="#__RefHeading___Toc2663_2120036227" text:style-name="Index_20_Link" text:visited-style-name="Index_20_Link">Fünfte Szene<text:tab/>21</text:a></text:p>
          <text:p text:style-name="P6"><text:a xlink:type="simple" xlink:href="#__RefHeading___Toc2665_2120036227" text:style-name="Index_20_Link" text:visited-style-name="Index_20_Link">Sechste Szene<text:tab/>26</text:a></text:p>
          <text:p text:style-name="P6"><text:a xlink:type="simple" xlink:href="#__RefHeading___Toc2667_2120036227" text:style-name="Index_20_Link" text:visited-style-name="Index_20_Link">Siebente Szene<text:tab/>29</text:a></text:p>
          <text:p text:style-name="P5"><text:a xlink:type="simple" xlink:href="#__RefHeading___Toc2669_2120036227" text:style-name="Index_20_Link" text:visited-style-name="Index_20_Link">2. Akt<text:tab/>36</text:a></text:p>
          <text:p text:style-name="P6"><text:a xlink:type="simple" xlink:href="#__RefHeading___Toc2671_2120036227" text:style-name="Index_20_Link" text:visited-style-name="Index_20_Link">Erste Szene<text:tab/>36</text:a></text:p>
          <text:p text:style-name="P6"><text:a xlink:type="simple" xlink:href="#__RefHeading___Toc2673_2120036227" text:style-name="Index_20_Link" text:visited-style-name="Index_20_Link">Zweite Szene<text:tab/>40</text:a></text:p>
          <text:p text:style-name="P6"><text:a xlink:type="simple" xlink:href="#__RefHeading___Toc2675_2120036227" text:style-name="Index_20_Link" text:visited-style-name="Index_20_Link">Dritte Szene<text:tab/>45</text:a></text:p>
          <text:p text:style-name="P6"><text:a xlink:type="simple" xlink:href="#__RefHeading___Toc2677_2120036227" text:style-name="Index_20_Link" text:visited-style-name="Index_20_Link">Vierte Szene<text:tab/>55</text:a></text:p>
          <text:p text:style-name="P6"><text:a xlink:type="simple" xlink:href="#__RefHeading___Toc2679_2120036227" text:style-name="Index_20_Link" text:visited-style-name="Index_20_Link">Fünfte Szene<text:tab/>58</text:a></text:p>
          <text:p text:style-name="P6"><text:a xlink:type="simple" xlink:href="#__RefHeading___Toc2681_2120036227" text:style-name="Index_20_Link" text:visited-style-name="Index_20_Link">Sechste Szene<text:tab/>62</text:a></text:p>
          <text:p text:style-name="P6"><text:a xlink:type="simple" xlink:href="#__RefHeading___Toc2683_2120036227" text:style-name="Index_20_Link" text:visited-style-name="Index_20_Link">Siebente Szene<text:tab/>67</text:a></text:p>
          <text:p text:style-name="P5"><text:a xlink:type="simple" xlink:href="#__RefHeading___Toc2685_2120036227" text:style-name="Index_20_Link" text:visited-style-name="Index_20_Link">3. Akt<text:tab/>71</text:a></text:p>
          <text:p text:style-name="P6"><text:a xlink:type="simple" xlink:href="#__RefHeading___Toc2687_2120036227" text:style-name="Index_20_Link" text:visited-style-name="Index_20_Link">Erste Szene<text:tab/>71</text:a></text:p>
          <text:p text:style-name="P6"><text:a xlink:type="simple" xlink:href="#__RefHeading___Toc2689_2120036227" text:style-name="Index_20_Link" text:visited-style-name="Index_20_Link">Zweite Szene<text:tab/>78</text:a></text:p>
          <text:p text:style-name="P6"><text:a xlink:type="simple" xlink:href="#__RefHeading___Toc2691_2120036227" text:style-name="Index_20_Link" text:visited-style-name="Index_20_Link">Dritte Szene<text:tab/>85</text:a></text:p>
          <text:p text:style-name="P6"><text:a xlink:type="simple" xlink:href="#__RefHeading___Toc2693_2120036227" text:style-name="Index_20_Link" text:visited-style-name="Index_20_Link">Vierte Szene<text:tab/>86</text:a></text:p>
          <text:p text:style-name="P6"><text:a xlink:type="simple" xlink:href="#__RefHeading___Toc2695_2120036227" text:style-name="Index_20_Link" text:visited-style-name="Index_20_Link">Fünfte Szene<text:tab/>90</text:a></text:p>
          <text:p text:style-name="P6"><text:a xlink:type="simple" xlink:href="#__RefHeading___Toc2697_2120036227" text:style-name="Index_20_Link" text:visited-style-name="Index_20_Link">Sechste Szene<text:tab/>91</text:a></text:p>
          <text:p text:style-name="P5"><text:a xlink:type="simple" xlink:href="#__RefHeading___Toc2699_2120036227" text:style-name="Index_20_Link" text:visited-style-name="Index_20_Link">4. Akt<text:tab/>103</text:a></text:p>
          <text:p text:style-name="P6"><text:a xlink:type="simple" xlink:href="#__RefHeading___Toc2701_2120036227" text:style-name="Index_20_Link" text:visited-style-name="Index_20_Link">Erste Szene<text:tab/>103</text:a></text:p>
          <text:p text:style-name="P6"><text:a xlink:type="simple" xlink:href="#__RefHeading___Toc2703_2120036227" text:style-name="Index_20_Link" text:visited-style-name="Index_20_Link">Zweite Szene<text:tab/>104</text:a></text:p>
          <text:p text:style-name="P6"><text:a xlink:type="simple" xlink:href="#__RefHeading___Toc2705_2120036227" text:style-name="Index_20_Link" text:visited-style-name="Index_20_Link">Dritte Szene<text:tab/>105</text:a></text:p>
          <text:p text:style-name="P6"><text:a xlink:type="simple" xlink:href="#__RefHeading___Toc2707_2120036227" text:style-name="Index_20_Link" text:visited-style-name="Index_20_Link">Vierte Szene<text:tab/>111</text:a></text:p>
          <text:p text:style-name="P6"><text:soft-page-break/><text:a xlink:type="simple" xlink:href="#__RefHeading___Toc2709_2120036227" text:style-name="Index_20_Link" text:visited-style-name="Index_20_Link">Fünfte Szene<text:tab/>112</text:a></text:p>
          <text:p text:style-name="P6"><text:a xlink:type="simple" xlink:href="#__RefHeading___Toc2711_2120036227" text:style-name="Index_20_Link" text:visited-style-name="Index_20_Link">Sechste Szene<text:tab/>114</text:a></text:p>
          <text:p text:style-name="P6"><text:a xlink:type="simple" xlink:href="#__RefHeading___Toc2713_2120036227" text:style-name="Index_20_Link" text:visited-style-name="Index_20_Link">Siebente Szene<text:tab/>116</text:a></text:p>
          <text:p text:style-name="P6"><text:a xlink:type="simple" xlink:href="#__RefHeading___Toc2715_2120036227" text:style-name="Index_20_Link" text:visited-style-name="Index_20_Link">Achte Szene<text:tab/>124</text:a></text:p>
          <text:p text:style-name="P6"><text:a xlink:type="simple" xlink:href="#__RefHeading___Toc2717_2120036227" text:style-name="Index_20_Link" text:visited-style-name="Index_20_Link">Neunte Szene<text:tab/>126</text:a></text:p>
          <text:p text:style-name="P5"><text:a xlink:type="simple" xlink:href="#__RefHeading___Toc2719_2120036227" text:style-name="Index_20_Link" text:visited-style-name="Index_20_Link">5. Akt<text:tab/>130</text:a></text:p>
          <text:p text:style-name="P6"><text:a xlink:type="simple" xlink:href="#__RefHeading___Toc2721_2120036227" text:style-name="Index_20_Link" text:visited-style-name="Index_20_Link">Erste Szene<text:tab/>130</text:a></text:p>
          <text:p text:style-name="P6"><text:a xlink:type="simple" xlink:href="#__RefHeading___Toc2723_2120036227" text:style-name="Index_20_Link" text:visited-style-name="Index_20_Link">Zweite Szene<text:tab/>138</text:a></text:p>
          <text:p text:style-name="P6"><text:a xlink:type="simple" xlink:href="#__RefHeading___Toc2725_2120036227" text:style-name="Index_20_Link" text:visited-style-name="Index_20_Link">Dritte Szene<text:tab/>144</text:a></text:p>
          <text:p text:style-name="P6"><text:a xlink:type="simple" xlink:href="#__RefHeading___Toc2727_2120036227" text:style-name="Index_20_Link" text:visited-style-name="Index_20_Link">Vierte Szene<text:tab/>146</text:a></text:p>
          <text:p text:style-name="P6"><text:a xlink:type="simple" xlink:href="#__RefHeading___Toc2729_2120036227" text:style-name="Index_20_Link" text:visited-style-name="Index_20_Link">Fünfte Szene<text:tab/>147</text:a></text:p>
          <text:p text:style-name="P6"><text:a xlink:type="simple" xlink:href="#__RefHeading___Toc2731_2120036227" text:style-name="Index_20_Link" text:visited-style-name="Index_20_Link">Sechste Szene<text:tab/>151</text:a></text:p>
          <text:p text:style-name="P6"><text:a xlink:type="simple" xlink:href="#__RefHeading___Toc7735_371295672" text:style-name="Index_20_Link" text:visited-style-name="Index_20_Link">Siebente Szene<text:tab/>153</text:a></text:p>
          <text:p text:style-name="P6"><text:a xlink:type="simple" xlink:href="#__RefHeading___Toc2735_2120036227" text:style-name="Index_20_Link" text:visited-style-name="Index_20_Link">Letzte Szene<text:tab/>164</text:a></text:p>
        </text:index-body>
      </text:table-of-content>
      <text:p text:style-name="Text_20_body"/>
      <text:h text:style-name="P9" text:outline-level="1"><text:bookmark-start text:name="__RefHeading___Toc7733_371295672"/>1. Akt<text:bookmark-end text:name="__RefHeading___Toc7733_371295672"/></text:h>
      <text:h text:style-name="P12" text:outline-level="2"><text:bookmark-start text:name="__RefHeading___Toc2655_2120036227"/>Erste Szene<text:bookmark-end text:name="__RefHeading___Toc2655_2120036227"/></text:h>
      <text:p text:style-name="P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text:soft-page-break/>ner Profession nach und raffst Scholaren zusammen, wo sie zu kriegen sind.</text:p>
      <text:p text:style-name="Textkörper_20_Theater"><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oft-page-break/><text:span text:style-name="T1">FRAU:</text:span> Solltest nur die wunderhübsche Billeter auch lesen, die der gnädige Herr an deine Tochter als schreiben tut. Guter Gott! da sieht man’s ja sonnenklar, wie es ihm pur um ihre schöne Seele zu tun ist.</text:p>
      <text:p text:style-name="Textkörper_20_Theater"><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text:soft-page-break/>der sich so warm in meine Kundschaft hineingesetzt hätte – – 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loncello zerschlagen und Mist im Sonanzboden führen, eh ich mir’s schmecken lass von dem Geld, das mein einziges Kind mit Seel und Seligkeit abverdient. – Stell 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text:soft-page-break/>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12" text:outline-level="2"><text:bookmark-start text:name="__RefHeading___Toc2657_2120036227"/>Zweite Szene<text:bookmark-end text:name="__RefHeading___Toc2657_2120036227"/></text:h>
      <text:p text:style-name="P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oft-page-break/><text:span text:style-name="T1">FRAU:</text:span> Danken der Nachfrage, Herr Sekertare. Aber meine Tochter ist doch gar nicht hochmütig.</text:p>
      <text:p text:style-name="Textkörper_20_Theater"><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pan text:style-name="T1">FRAU:</text:span> Gut ist gut, und besser ist besser, und einem einzigen Kind mag man doch auch nicht vor seinem Glück sein. <text:span text:style-name="T2">(Bäu</text:span><text:soft-page-break/><text:span text:style-name="T2">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pan text:style-name="T1">FRAU:</text:span> Nu – nu – ich dächte nur – ich meine, <text:span text:style-name="T2">(hustet)</text:span> weil eben halt der liebe Gott meine Tochter barrdu zur gnädigen Madam will haben –</text:p>
      <text:p text:style-name="Textkörper_20_Theater"><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oft-page-break/><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wenn Sie vielleicht von einem adeligen Windbeutel herumgeholt – –</text:p>
      <text:p text:style-name="Textkörper_20_Theater"><text:span text:style-name="T1">FRAU:</text:span> Herr Sekertare Wurm! Mehr Respekt, wenn man bitten darf –</text:p>
      <text:p text:style-name="Textkörper_20_Theater"><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oft-page-break/><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Ich rate meiner Tochter zu keinem – aber Sie missrat ich meiner Tochter, Herr Secretarius. Lassen mich ausreden. Einem Liebha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text:soft-page-break/>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ne Tochter an so einen Schuft wegwerfe, lieber soll sie mir – Gott verzeih mir’s –</text:p>
      <text:p text:style-name="Textkörper_20_Theater"><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text:soft-page-break/>ren, und springt einem ein nasenweises Wort übers Maul – Bumbs! haben’s Fürst und Matress und Präsident, und du hast das siedende Donnerwetter am Halse.</text:p>
      <text:h text:style-name="P13" text:outline-level="2"><text:bookmark-start text:name="__RefHeading___Toc2659_2120036227"/>Dritte Szene<text:bookmark-end text:name="__RefHeading___Toc2659_2120036227"/></text:h>
      <text:p text:style-name="P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text:soft-page-break/>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pan text:style-name="T1">LUISE</text:span> <text:span text:style-name="T2">(erschrocken)</text:span><text:span text:style-name="T1">:</text:span> Was sagt Er da? Was? – Nein! er meint es anders, der gute Vater. Er wird nicht wissen, dass Ferdinand mein ist, mir geschaffen, mir zur Freude vom Vater der Lieben<text:soft-page-break/>den. <text:span text:style-name="T2">(Sie steht nachdenkend.)</text:span> Als ich ihn das erste Mal sah – <text:span text:style-name="T2">(rascher)</text:span> und mir das Blut in die Wangen stieg, froher jagten alle Pulse, jede Wallung sprach, jeder Atem lispelte: er ist’s! - und mein Herz den Immermangelnden erkannte, bekräftigte, Er ist’s, - und wie das widerklang durch die ganze mitfreuende Welt. Damals - o damals ging in meiner Seele der erste Morgen auf. Tau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kommt, und die Herzen im Preise steigen. Ich werde dann reich sein. Dort rechnet man Tränen für Triumphe und schöne Gedanken für Ahnen an. Ich werde dann vornehm sein, Mutter – Was hätte er dann noch für seinem Mädchen voraus?</text:p>
      <text:p text:style-name="Textkörper_20_Theater"><text:soft-page-break/><text:span text:style-name="T1">FRAU</text:span> <text:span text:style-name="T2">(fährt in die Höhe)</text:span><text:span text:style-name="T1">:</text:span> Luise! der Major! Er springt über die Planke. Wo verberg ich mich doch?</text:p>
      <text:p text:style-name="Textkörper_20_Theater"><text:span text:style-name="T1">LUISE</text:span> <text:span text:style-name="T2">(fängt an zu zittern)</text:span><text:span text:style-name="T1">:</text:span> Bleib Sie doch, Mutter.</text:p>
      <text:p text:style-name="Textkörper_20_Theater"><text:span text:style-name="T1">FRAU:</text:span> Mein Gott! Wie seh ich aus! ich muss mich ja schämen. Ich darf mich nicht vor Seiner Gnaden so sehen lassen. <text:span text:style-name="T2">(Ab.)</text:span></text:p>
      <text:h text:style-name="P13" text:outline-level="2"><text:bookmark-start text:name="__RefHeading___Toc2661_2120036227"/>Vierte Szene<text:bookmark-end text:name="__RefHeading___Toc2661_2120036227"/></text:h>
      <text:p text:style-name="P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pan text:style-name="T1">LUISE:</text:span> Doch, doch, mein Geliebter.</text:p>
      <text:p text:style-name="Textkörper_20_Theater"><text:bookmark text:name="VIERTE_SZENE24"/><text:span text:style-name="T1">FERDINAND:</text:span> Rede mir Wahrheit. Du bist’s nicht. Ich schaue durch deine Seele wie durch das klare Wasser dieses Bril<text:soft-page-break/>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oft-page-break/><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oft-page-break/><text:span text:style-name="T1">LUISE</text:span> <text:span text:style-name="T2">(drückt ihn von sich, in großer Bewegung)</text:span><text:span text:style-name="T1">:</text:span> Nichts mehr! Ich bitte dich, schweig! – Wüsstest du – Lass mich – du weißt nicht, dass deine Hoffnungen mein Herz wie Furien anfallen. <text:span text:style-name="T2">(Will fort.)</text:span></text:p>
      <text:p text:style-name="Textkörper_20_Theater"><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nimmer gelöscht werden. <text:span text:style-name="T2">(Sie stürzt hinaus. Er folgt ihr sprachlos nach.)</text:span></text:p>
      <text:h text:style-name="P13" text:outline-level="2"><text:bookmark-start text:name="__RefHeading___Toc2663_2120036227"/>Fünfte Szene<text:bookmark-end text:name="__RefHeading___Toc2663_2120036227"/></text:h>
      <text:p text:style-name="P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oft-page-break/><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oft-page-break/><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hätte, glaub ich Ihm herzlich gern. Da Er meinen Sohn bei dem Mädchen auszustechen Mühe haben möchte, soll Ihm der Vater zur Fliegenklatsche dienen, das find ich wieder begreiflich – und 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pan text:style-name="T1">PRÄSIDENT:</text:span> Überdies kann Er mit nächstem die Freude haben, seinem Nebenbuhler den Spott auf die schönste Art heimzugeben. Eben jetzt liegt der Anschlag im Kabinett, dass, auf die <text:soft-page-break/>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anderer kann sich melden – den Kauf schließen, mit der Dame das Vertrauen des Fürsten anreißen, sich ihm unentbehrlich ma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text:soft-page-break/>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oft-page-break/><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13" text:outline-level="2"><text:bookmark-start text:name="__RefHeading___Toc2665_2120036227"/>Sechste Szene<text:bookmark-end text:name="__RefHeading___Toc2665_2120036227"/></text:h>
      <text:p text:style-name="P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oft-page-break/><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schlagen aus, dass mir – ich bitte Sie! – der Gassenkot über und über an die Beinkleider sprützt. Was anzufangen? Setzen Sie sich um Gotteswillen in meine 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oft-page-break/><text:span text:style-name="T1">PRÄSIDENT:</text:span> Das gesteh ich! – und wissen mir also ohne Zweifel eine wichtige Neuigkeit?</text:p>
      <text:p text:style-name="Textkörper_20_Theater"><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13" text:outline-level="2"><text:bookmark-start text:name="__RefHeading___Toc2667_2120036227"/><text:soft-page-break/>Siebente Szene<text:bookmark-end text:name="__RefHeading___Toc2667_2120036227"/></text:h>
      <text:p text:style-name="P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ke auf nichts, als in meine Entwürfe zu spielen. – Komm! umarme mich, Ferdinand!</text:p>
      <text:p text:style-name="Textkörper_20_Theater"><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Hinwegräumung meines Vorgängers Platz gemacht – eine Geschichte, die desto blutiger in mein Inwendiges schneidet, je sorgfältiger ich das Messer der Welt verberge. Höre. Sage mir, Ferdinand: Wem tat ich dies alles?</text:p>
      <text:p text:style-name="Textkörper_20_Theater"><text:soft-page-break/><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pan text:style-name="T1">PRÄSIDENT:</text:span> Höre, junger Mensch, bringe mich nicht auf. – Wenn es nach deinem Kopf ginge, du kröchest dein Leben lang im Staube.</text:p>
      <text:p text:style-name="Textkörper_20_Theater"><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text:soft-page-break/>form ausziehen und in das Mi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schwelgen, von der sie betrunken aufstehen und so in die Ewigkeit vor den Thron Gottes taumeln – Mein Ideal von Glück zieht sich genügsamer in mich selbst zurück. In meinem Herzen liegen alle meine Wünsche begraben. –</text:p>
      <text:p text:style-name="Textkörper_20_Theater"><text:span text:style-name="T1">PRÄSIDENT:</text:span> Meisterhaft! Unverbesserlich! Herrlich! Nach dreißig Jahren die erste Vorlesung wieder! – Schade nur, dass 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text:soft-page-break/>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oft-page-break/><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doch einen ganzen Körper zum Mitgift bekommt? Mit welchem Gesicht vor die Welt? Vor den Fürsten? Mit welchem vor die Buhlerin selbst, die den Brandflecken ihrer Ehre in meiner Schande auswaschen würde?</text:p>
      <text:p text:style-name="Textkörper_20_Theater"><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text:soft-page-break/>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pan text:style-name="T1">PRÄSIDENT</text:span> <text:span text:style-name="T2">(noch immer kein Aug von ihm wendend)</text:span><text:span text:style-name="T1">:</text:span> Ich warte auf deine Dankbarkeit, Ferdinand –</text:p>
      <text:p text:style-name="Textkörper_20_Theater"><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oft-page-break/><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langst – Im Angesicht des versammelten Adels, des Militärs und des Volks – Umgürte dich mit dem ganzen Stolz deines Englands – Ich verwerfe dich – ein teutscher Jüngling! <text:span text:style-name="T2">(Er eilt hinaus.)</text:span></text:p>
      <text:h text:style-name="P7" text:outline-level="1"><text:bookmark-start text:name="__RefHeading___Toc2669_2120036227"/><text:soft-page-break/>2. Akt<text:bookmark-end text:name="__RefHeading___Toc2669_2120036227"/></text:h>
      <text:p text:style-name="P3">Ein Saal im Palais der Lady Milford; zur rechten Hand steht ein Sofa, zur linken ein Flügel.</text:p>
      <text:h text:style-name="P13" text:outline-level="2"><text:bookmark-start text:name="__RefHeading___Toc2671_2120036227"/>Erste Szene<text:bookmark-end text:name="__RefHeading___Toc2671_2120036227"/></text:h>
      <text:p text:style-name="P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pan text:style-name="T1">SOPHIE:</text:span> Wenn Sie sich unpässlich fühlen, Mylady – berufen Sie Assemblée hier zusammen. Lassen Sie den Herzog hier Tafel halten, oder die L’hombretische vor Ihren Sofa setzen. Mir sollte <text:soft-page-break/>der Fürst und sein ganzer Hof zu Gebote stehn und eine Grille im Kopfe surren?</text:p>
      <text:p text:style-name="Textkörper_20_Theater"><text:bookmark text:name="ERSTE_SZENE44"/><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ße jeden Gelust meines Herzens, wie ein Feenschloss, aus der <text:soft-page-break/>Erde rufen. – Er setzt den Saft von zwei Indien auf die Tafel – ruft Paradiese aus Wildnissen – lässt die Quellen seines Landes in stolzen Bögen gen Himmel springen, oder das Mark seiner Un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text:soft-page-break/>höchste Wonne der Gewalt ist doch nur ein elender Behelf, 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Gängelband 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oft-page-break/><text:span text:style-name="T1">SOPHIE</text:span> <text:span text:style-name="T2">(schaut sich ängstlich um)</text:span><text:span text:style-name="T1">:</text:span> Ich fürchte, Mylady – ich fürchte – ich brauch es nicht mehr zu hören.</text:p>
      <text:p text:style-name="Textkörper_20_Theater"><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14" text:outline-level="2"><text:bookmark-start text:name="__RefHeading___Toc2673_2120036227"/>Zweite Szene<text:bookmark-end text:name="__RefHeading___Toc2673_2120036227"/></text:h>
      <text:p text:style-name="P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oft-page-break/><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text:soft-page-break/>und die Maulaffen niederschießen. Wir hörten die Büchsen knal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oft-page-break/><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oft-page-break/><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oft-page-break/><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wird – o was ahndet mir – Du verlässest mich, Sophie? – Bleib – Doch nein! Gehe! – So bleib doch. <text:span text:style-name="T2">(Der Major kommt durch das Vorzimmer.)</text:span></text:p>
      <text:p text:style-name="Textkörper_20_Theater"><text:span text:style-name="T1">SOPHIE:</text:span> Sammeln Sie sich. Er ist schon da.</text:p>
      <text:h text:style-name="P12" text:outline-level="2"><text:bookmark-start text:name="__RefHeading___Toc2675_2120036227"/>Dritte Szene<text:bookmark-end text:name="__RefHeading___Toc2675_2120036227"/></text:h>
      <text:p text:style-name="P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oft-page-break/><text:span text:style-name="T1">FERDINAND:</text:span> Minister und Kuppler pflegen das niemals zu fragen.</text:p>
      <text:p text:style-name="Textkörper_20_Theater"><text:bookmark text:name="DRITTE_SZENE66"/><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pan text:style-name="T1">FERDINAND</text:span> <text:span text:style-name="T2">(mit einem Blick auf die Mamsell)</text:span><text:span text:style-name="T1">:</text:span> Noch sehr viel, Mylady.</text:p>
      <text:p text:style-name="Textkörper_20_Theater"><text:bookmark text:name="DRITTE_SZENE68"/><text:span text:style-name="T1">LADY</text:span> <text:span text:style-name="T2">(gibt Sophien einen Wink, diese entfernt sich)</text:span><text:span text:style-name="T1">:</text:span> Darf ich Ihnen diesen Sofa anbieten?</text:p>
      <text:p text:style-name="Textkörper_20_Theater"><text:bookmark text:name="DRITTE_SZENE69"/><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oft-page-break/><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pan text:style-name="T1">FERDINAND</text:span> <text:span text:style-name="T2">(gelassen)</text:span><text:span text:style-name="T1">:</text:span> Die Sprache meines Herzens – meines Wappens – und dieses Degens.</text:p>
      <text:p text:style-name="Textkörper_20_Theater"><text:span text:style-name="T1">LADY:</text:span> Diesen Degen gab Ihnen der Fürst.</text:p>
      <text:p text:style-name="Textkörper_20_Theater"><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lin über seine Schande herwerfen. Ich bitte mir aus, davon nichts mehr, Mylady. – Es ist nicht mehr die Rede von weggeworfenen Aussichten und Ahnen – oder von dieser Degenquaste – oder von der Meinung der Welt. Ich bin bereit, dies alles mit Füßen <text:soft-page-break/>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oft-page-break/><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gen, die nicht mehr als eine Nacht braucht, ihn ganz zu verderben, muss dieser Dame eine große Seele zutrauen oder – von Sinnen sein – Dass Sie den Ruin des Landes auf meine Brust wälzen, vergebe Ihnen Gott der Allmächtige, der Sie und mich und den Fürsten einst gegeneinander stellt. – Aber Sie haben die Engländerin in mir aufgefordert, und auf Vorwürfe dieser Art muss mein Vaterland Antwort haben.</text:p>
      <text:p text:style-name="Textkörper_20_Theater"><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text:soft-page-break/>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nender Stimme.)</text:span> Alle Bilder <text:soft-page-break/>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oft-page-break/><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Volk blutete unter ihren Launen – Sie alle erlebten ihren Tag. Ich sah sie neben mir in den Staub sinken, denn ich war mehr Kokette als sie alle. Ich nahm dem Tyrannen den Zügel ab, der wollüstig in meiner Umarmung erschlappte – dein 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pan text:style-name="T1">FERDINAND</text:span> <text:span text:style-name="T2">(fällt ihr ins Wort, durch und durch erschüttert)</text:span><text:span text:style-name="T1">:</text:span> Zu viel! zu viel! Das ist wider die Abrede, Lady. Sie sollten sich von Anklagen reinigen und machen mich zu einem Verbre<text:soft-page-break/>cher. Schonen Sie – ich beschwöre Sie – schonen Sie meines Herzens, das Beschämung und wütende Reue zerreißen –</text:p>
      <text:p text:style-name="Textkörper_20_Theater"><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cher Liebe – Walter – und du jetzt noch das kalte Wort Ehre sprichst – wenn diese Unglückliche – niedergedrückt vom Gefühl ihrer Schande – des Lasters überdrüssig – heldenmäßig emporgehoben vom Rufe der Tugend – sich so – in deine 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oft-page-break/><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oft-page-break/><text:span text:style-name="T1">LADY:</text:span> Wir können miteinander nicht glücklich werden. Wir müssen doch der Voreiligkeit Ihres Vaters zum Opfer werden. Nimmermehr werd ich das Herz eines Mannes haben, der mir seine Hand nur gezwungen gab.</text:p>
      <text:p text:style-name="Textkörper_20_Theater"><text:span text:style-name="T1">FERDINAND:</text:span> Gezwungen? Lady? Gezwungen gab? und also doch gab? Können Sie eine Hand ohne Herz erzwingen? Sie 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Erstarrung stehn. Pause. Dann stürzt er fort durch die Flügeltüre.)</text:span></text:p>
      <text:h text:style-name="P12" text:outline-level="2"><text:bookmark-start text:name="__RefHeading___Toc2677_2120036227"/>Vierte Szene<text:bookmark-end text:name="__RefHeading___Toc2677_2120036227"/></text:h>
      <text:p text:style-name="P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oft-page-break/><text:span text:style-name="T1">LUSIE</text:span> <text:span text:style-name="T2">(sprengt ihn ängstlich an)</text:span><text:span text:style-name="T1">:</text:span> Was, Vater, was?</text:p>
      <text:p text:style-name="Textkörper_20_Theater"><text:bookmark text:name="VIERTE_SZENE89"/><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pan text:style-name="T1">LUSIE:</text:span> Ich bin des Todes.</text:p>
      <text:p text:style-name="Textkörper_20_Theater"><text:bookmark text:name="VIERTE_SZENE98"/><text:soft-page-break/><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kant wirst heulen und mein blauer Hinterer den Konterbass vorstellen. <text:span text:style-name="T2">(Wirft sich in seinen Stuhl.)</text:span> Gott im Himmel!</text:p>
      <text:p text:style-name="Textkörper_20_Theater"><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oft-page-break/><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brocktest. Ich nehme meine Tochter in Arm, und marsch mit ihr über die Grenze.</text:p>
      <text:h text:style-name="P12" text:outline-level="2"><text:bookmark-start text:name="__RefHeading___Toc2679_2120036227"/>Fünfte Szene<text:bookmark-end text:name="__RefHeading___Toc2679_2120036227"/></text:h>
      <text:p text:style-name="P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oft-page-break/><text:span text:style-name="T1">LUISE:</text:span> Mein Tod ist gewiss – Rede weiter – Du sprachst einen schrecklichen Namen aus – Dein Vater?</text:p>
      <text:p text:style-name="Textkörper_20_Theater"><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pan text:style-name="T1">FERDINAND</text:span> <text:span text:style-name="T2">(tritt zurück und schaut sie bedeutend an)</text:span><text:span text:style-name="T1">:</text:span> Eine Stunde, Luise, wo zwischen mein Herz und dich eine fremde Gewalt sich warf – wo meine Liebe vor meinem Gewissen 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text:soft-page-break/>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pan text:style-name="T1">LUISE</text:span> <text:span text:style-name="T2">(nach einer Pause, mit stillem, bebenden Ton und schrecklicher Ruhe)</text:span><text:span text:style-name="T1">:</text:span> Nun – was erschreck ich denn? Der alte 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pan text:style-name="T1">FERDINAND</text:span> <text:span text:style-name="T2">(springt an ihr auf, voll Entschlossenheit)</text:span><text:span text:style-name="T1">:</text:span> Aber ich will seine Kabalen durchbohren – durchreißen will ich alle diese eisernen Ketten des Vorurteils – Frei wie ein Mann will <text:soft-page-break/>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jor, mit der andern Luisen fassend.)</text:span> Geduld, Herr! der Weg aus meinem Hause geht nur über diese da – Erwarte erst deinen Vater, wenn du kein Bube bist – Erzähl es ihm, wie du dich in ihr Herz stahlst, Betrüger, oder bei Gott! <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oft-page-break/><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12" text:outline-level="2"><text:bookmark-start text:name="__RefHeading___Toc2681_2120036227"/>Sechste Szene<text:bookmark-end text:name="__RefHeading___Toc2681_2120036227"/></text:h>
      <text:p text:style-name="P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oft-page-break/><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pan text:style-name="T1">FERDINAND:</text:span> Betet sie an.</text:p>
      <text:p text:style-name="Textkörper_20_Theater"><text:span text:style-name="T1">PRÄSIDENT:</text:span> Erhielt sie Versicherungen?</text:p>
      <text:p text:style-name="Textkörper_20_Theater"><text:span text:style-name="T1">FERDINAND:</text:span> Vor wenig Augenblicken die feierlichste im Angesicht Gottes.</text:p>
      <text:p text:style-name="Textkörper_20_Theater"><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oft-page-break/><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pan text:style-name="T1">FERDINAND:</text:span> Vater! Ehrfurcht befiehlt die Tugend auch im Bettlerkleid.</text:p>
      <text:p text:style-name="Textkörper_20_Theater"><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text:span><text:soft-page-break/><text:span text:style-name="T2">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pan text:style-name="T1">FRAU:</text:span> Um des Himmels willen, Mann! Du bringst Weib und Kind um.</text:p>
      <text:p text:style-name="Textkörper_20_Theater"><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xt:soft-page-break/>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aneinander hetzen? – Ha, Verfluchte! Ich will meinen Hass an eurem Untergang sättigen, die ganze Brut, Vater, Mutter und Tochter, will ich meiner brennenden Rache opfern.</text:p>
      <text:p text:style-name="Textkörper_20_Theater"><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Sie sich selbst lieben, keine Gewalttätigkeit – Es gibt eine Gegend in meinem Herzen, worin das Wort Vater noch nie gehört worden ist – Dringen Sie nicht bis in diese.</text:p>
      <text:p text:style-name="Textkörper_20_Theater"><text:soft-page-break/><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12" text:outline-level="2"><text:bookmark-start text:name="__RefHeading___Toc2683_2120036227"/>Siebente Szene<text:bookmark-end text:name="__RefHeading___Toc2683_2120036227"/></text:h>
      <text:p text:style-name="P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oft-page-break/><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pan text:style-name="T1">FERDINAND</text:span> <text:span text:style-name="T2">(springt an ihr auf und stellt sich vor sie, grimmig)</text:span><text:span text:style-name="T1">:</text:span> Wer will was? <text:span text:style-name="T2">(Er zieht den Degen samt der Scheide und 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oft-page-break/><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oft-page-break/><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10" text:outline-level="1"><text:bookmark-start text:name="__RefHeading___Toc2685_2120036227"/><text:soft-page-break/>3. Akt<text:bookmark-end text:name="__RefHeading___Toc2685_2120036227"/></text:h>
      <text:h text:style-name="P14" text:outline-level="2"><text:bookmark-start text:name="__RefHeading___Toc2687_2120036227"/>Erste Szene<text:bookmark-end text:name="__RefHeading___Toc2687_2120036227"/></text:h>
      <text:p text:style-name="P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pan text:style-name="T1">PRÄSIDENT:</text:span> Und doch – wenn ich es jetzt mit kaltem Blut überdenke – Ich hätte mich nicht sollen eintreiben lassen. Es war eine Drohung, woraus er wohl nimmermehr Ernst gemacht hätte.</text:p>
      <text:p text:style-name="Textkörper_20_Theater"><text:span text:style-name="T1">WURM:</text:span> Das denken Sie ja nicht. Der gereizten Leidenschaft ist keine Torheit zu bunt. Sie sagen mir, der Herr Major habe immer den Kopf zu Ihrer Regierung geschüttelt. Ich glaub’s. Die <text:soft-page-break/>Grundsätze, die er aus Akademien hieher brachte, wollten mir gleich nicht recht einleuchten. Was sollten auch die phantastischen Träumereien von Seelengröße und persönlichem Adel an 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pan text:style-name="T1">WURM:</text:span> Ich will Sie zurückführen, gnädiger Herr. Darf ich freimütig reden?</text:p>
      <text:p text:style-name="Textkörper_20_Theater"><text:soft-page-break/><text:span text:style-name="T1">PRÄSIDENT</text:span> <text:span text:style-name="T2">(indem er sich niedersetzt):</text:span> Wie ein Verdammter zum Mitverdammten.</text:p>
      <text:p text:style-name="Textkörper_20_Theater"><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text:soft-page-break/>wie in der Liebe. Machen Sie ihm das Mädchen verdächtig – – Wahrscheinlich oder nicht. Ein Gran Hefe reicht hin, die ganze Masse in eine zerstörende Gärung zu jagen.</text:p>
      <text:p text:style-name="Textkörper_20_Theater"><text:span text:style-name="T1">PRÄSIDENT:</text:span> Aber woher diesen Gran nehmen?</text:p>
      <text:p text:style-name="Textkörper_20_Theater"><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text:soft-page-break/>gar aus dem Spiel, desto freier können wir mit dem Musikanten umspringen.</text:p>
      <text:p text:style-name="Textkörper_20_Theater"><text:span text:style-name="T1">PRÄSIDENT:</text:span> Als zum Exempel?</text:p>
      <text:p text:style-name="Textkörper_20_Theater"><text:span text:style-name="T1">WURM:</text:span> Nach dem, was Euer Exzellenz mir von dem Auftritt in seinem Hause gesagt haben, wird nichts leichter sein, als den Vater mit einem Halsprozess zu bedrohen. Die Person des Günstlings und Siegelbewahrers ist gewissermaßen der Schatten 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text:soft-page-break/>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oft-page-break/><text:span text:style-name="T1">WURM:</text:span> Notwendig mit jemand, der durch den Entschluss Ihres Sohnes alles gewinnen oder alles verlieren muss.</text:p>
      <text:p text:style-name="Textkörper_20_Theater"><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pan text:style-name="T1">PRÄSIDENT:</text:span> Und warum nicht? Wunderlich! Eine blendende Garderobe – eine Atmosphäre von Eau de mille fleurs und Bisam – und jedes alberne Wort eine Handvoll Dukaten – und alles das sollte die Delikatesse einer bürgerlichen Dirne nicht end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oft-page-break/><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12" text:outline-level="2"><text:bookmark-start text:name="__RefHeading___Toc2689_2120036227"/>Zweite Szene<text:bookmark-end text:name="__RefHeading___Toc2689_2120036227"/></text:h>
      <text:p text:style-name="P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pan text:style-name="T1">HOFMARSCHALL:</text:span> Machen Sie mir nicht Angst, mein Süßer.</text:p>
      <text:p text:style-name="Textkörper_20_Theater"><text:bookmark text:name="ZWEITE_SZENE130"/><text:soft-page-break/><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text:soft-page-break/>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pan text:style-name="T1">HOFMARSCHALL:</text:span> Sie machen mich rasend. Wer sagen Sie? von Bock sagen Sie? – Wissen Sie denn auch, dass wir Todfeinde zusammen sind? Wissen Sie auch, warum wir es sind?</text:p>
      <text:p text:style-name="Textkörper_20_Theater"><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oft-page-break/><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Ihrer Durchlaucht und spreche: Gnädigste Frau! von Bock war so glücklich, Höchstdenenselben das Strumpfband zu überrei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oft-page-break/><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verzweifelt! – Was in der Welt kann so widrig 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oft-page-break/><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pan text:style-name="T1">PRÄSIDENT:</text:span> Das ist was anders. Verzeihen Sie. Ich habe das noch nicht gewusst, dass Ihnen der Mann von unbescholtenen Sitten mehr ist als der von Einfluss. Wollen wir abbrechen?</text:p>
      <text:p text:style-name="Textkörper_20_Theater"><text:span text:style-name="T1">HOFMARSCHALL:</text:span> Seien Sie klug, Baron. Es war ja nicht so verstanden.</text:p>
      <text:p text:style-name="Textkörper_20_Theater"><text:soft-page-break/><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pan text:style-name="T1">PRÄSIDENT:</text:span> Und den Brief irgendwo herausfallen lassen, wo er dem Major zu Gesicht kommen muss?</text:p>
      <text:p text:style-name="Textkörper_20_Theater"><text:span text:style-name="T1">HOFMARSCHALL:</text:span> Zum Exempel auf der Parade will ich ihn, als von ongefähr, mit dem Schnupftuch heraus schleudern.</text:p>
      <text:p text:style-name="Textkörper_20_Theater"><text:soft-page-break/><text:span text:style-name="T1">PRÄSIDENT:</text:span> Und die Rolle ihres Liebhabers gegen den Major behaupten?</text:p>
      <text:p text:style-name="Textkörper_20_Theater"><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12" text:outline-level="2"><text:bookmark-start text:name="__RefHeading___Toc2691_2120036227"/>Dritte Szene<text:bookmark-end text:name="__RefHeading___Toc2691_2120036227"/></text:h>
      <text:p text:style-name="P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oft-page-break/><text:span text:style-name="T1">PRÄSIDENT</text:span> <text:span text:style-name="T2">(nachdem er gelesen):</text:span> Herrlich! herrlich, Sekretär! Auch der Marschall hat angebissen! – Ein Gift wie das müsste die Gesundheit selbst in eiternden Aussatz verwandeln – Nun gleich mit den Vorschlägen zum Vater, und dann warm zu der Tochter. <text:span text:style-name="T2">(Gehn ab zu verschiedenen Seiten.)</text:span></text:p>
      <text:h text:style-name="P12" text:outline-level="2"><text:bookmark-start text:name="__RefHeading___Toc2693_2120036227"/>Vierte Szene<text:bookmark-end text:name="__RefHeading___Toc2693_2120036227"/></text:h>
      <text:p text:style-name="P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und 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oft-page-break/><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pan text:style-name="T1">FERDINAND</text:span> <text:span text:style-name="T2">(fällt rasch ein):</text:span> Der uns begleiten wird. Darum keinen Einwurf mehr, Liebe. Ich gehe, mache meine Kost<text:soft-page-break/>barkeiten zu Geld, erhebe Summen auf meinen Vater. Es ist erlaubt, einen Räuber zu plündern, und sind seine Schätze nicht 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Augenblicks sein – einem Vater den entflohenen Sohn wieder schenken – einem Bündnis entsagen, das die Fugen der Bürger<text:soft-page-break/>welt auseinander treiben und die allgemeine ewige Ordnung zugrund stürzen würde – Ich bin die Verbrecherin – mit frechen, törichten Wünschen hat sich mein Busen getragen – mein Unglück ist meine Strafe, so lass mir doch jetzt die süße, schmeichelnde Täuschung, dass es mein Opfer war – Wirst du mir diese Wollust missgönnen?</text:p>
      <text:p text:style-name="Textkörper_20_Theater"><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pan text:style-name="T1">FERDINAND</text:span> <text:span text:style-name="T2">(springt aus seiner Betäubung auf):</text:span> Ich entfliehe, Luise. Wirst du mir wirklich nicht folgen?</text:p>
      <text:p text:style-name="Textkörper_20_Theater"><text:soft-page-break/><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pan text:style-name="T1">LUISE</text:span> <text:span text:style-name="T2">(im Ton des tiefsten inwendigen Leidens):</text:span> Bleiben Sie bei dieser Vermutung – sie macht vielleicht weniger elend.</text:p>
      <text:p text:style-name="Textkörper_20_Theater"><text:span text:style-name="T1">FERDINAND:</text:span> Kalte Pflicht gegen feurige Liebe! – Und mich soll das Märchen blenden? Ein Liebhaber fesselt dich, und Weh über dich und ihn, wenn mein Verdacht sich bestätigt! <text:span text:style-name="T2">(Geht schnell ab.)</text:span></text:p>
      <text:h text:style-name="P12" text:outline-level="2"><text:bookmark-start text:name="__RefHeading___Toc2695_2120036227"/>Fünfte Szene<text:bookmark-end text:name="__RefHeading___Toc2695_2120036227"/></text:h>
      <text:p text:style-name="P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text:soft-page-break/>(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12" text:outline-level="2"><text:bookmark-start text:name="__RefHeading___Toc2697_2120036227"/>Sechste Szene<text:bookmark-end text:name="__RefHeading___Toc2697_2120036227"/></text:h>
      <text:p text:style-name="P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oft-page-break/><text:span text:style-name="T1">WURM:</text:span> Mamsell Millerin, Sie haben einen falschen Verdacht –</text:p>
      <text:p text:style-name="Textkörper_20_Theater"><text:bookmark text:name="SECHSTE_SZENE176"/><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pan text:style-name="T1">LUISE:</text:span> Was? Was? O ewige Allmacht!</text:p>
      <text:p text:style-name="Textkörper_20_Theater"><text:bookmark text:name="SECHSTE_SZENE187"/><text:span text:style-name="T1">WURM:</text:span> Auffallend zu ahnden beschlossen hat.</text:p>
      <text:p text:style-name="Textkörper_20_Theater"><text:bookmark text:name="SECHSTE_SZENE188"/><text:soft-page-break/><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pan text:style-name="T1">LUISE:</text:span> Entsetzliche Freiheit! – und doch – doch ist er glücklicher. Er hat keinen Vater zu verlieren. Zwar keinen haben ist Verdammnis genug! – Mein Vater auf Verletzung der Majestät – 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text:soft-page-break/>lich selig werden kannst. Unglückliche machen, ist schon schrecklich genug, aber grässlich ist’s, es ihnen verkündigen – ihn vorzusingen, den Eulengesang, dabeizustehn, wenn das blutende Herz am eisernen Schaft der Notwendigkeit zittert und Christen an Gott zweifeln. – Der Himmel bewahre mich! und würde dir jeder Angsttropfe, den du fallen siehst, mit einer Tonne Golds 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oft-page-break/><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pan text:style-name="T1">WURM:</text:span> Und wohin denn so eilig?</text:p>
      <text:p text:style-name="Textkörper_20_Theater"><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oft-page-break/><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dengötter zu röcheln anfangen, und das jüngste Gericht Majestäten und Bettler in dem nämlichen Siebe rüttle. <text:span text:style-name="T2">(Sie will gehen.)</text:span></text:p>
      <text:p text:style-name="Textkörper_20_Theater"><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oft-page-break/><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dir der Allmächtige, Vater. Deine Tochter kann für dich sterben, aber nicht sündigen.</text:p>
      <text:p text:style-name="Textkörper_20_Theater"><text:span text:style-name="T1">WURM:</text:span> Das mag ihm wohl eine Neuigkeit sein, dem armen verlassenen Mann – „Meine Luise,“ sagte er mir, „hat mich zu Boden geworfen. Meine Luise wird mich auch aufrichten.“ – Ich eile, Mamsell, ihm die Antwort zu bringen. <text:span text:style-name="T2">(Stellt sich, als ob er ginge.)</text:span></text:p>
      <text:p text:style-name="Textkörper_20_Theater"><text:span text:style-name="T1">LUISE</text:span> <text:span text:style-name="T2">(eilt ihm nach, hält ihn zurück)</text:span><text:span text:style-name="T1">:</text:span> Bleiben Sie! bleiben Sie! Geduld! Wie flink dieser Satan ist, wenn es gilt, Menschen 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oft-page-break/><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pan text:style-name="T1">LUISE:</text:span> Kann ich ihn zwingen, dass er mich hassen muss?</text:p>
      <text:p text:style-name="Textkörper_20_Theater"><text:span text:style-name="T1">WURM:</text:span> Wir wollen versuchen. Setzen Sie sich.</text:p>
      <text:p text:style-name="Textkörper_20_Theater"><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oft-page-break/><text:span text:style-name="T1">WURM:</text:span> An den Henker Ihres Vaters.</text:p>
      <text:p text:style-name="Textkörper_20_Theater"><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pan text:style-name="T1">WURM:</text:span> An den Henker Ihres Vaters.</text:p>
      <text:p text:style-name="Textkörper_20_Theater"><text:span text:style-name="T1">LUISE</text:span> <text:span text:style-name="T2">(die Hände ringend auf und nieder):</text:span> Nein! Nein! Nein! Das ist tyrannisch, o Himmel! Strafe Menschen menschlich, wenn sie dich reizen, aber warum mich zwischen zwei Schröcknisse pressen? Warum zwischen Tod und Schande mich <text:soft-page-break/>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pan text:style-name="T1">LUISE:</text:span> O schön, schön! o herrlich! – Nur immer fort.</text:p>
      <text:p text:style-name="Textkörper_20_Theater"><text:span text:style-name="T1">WURM:</text:span> „Ich nahm meine Zuflucht zu einer Ohnmacht – zu einer Ohnmacht – dass ich nicht laut lachte.“ –</text:p>
      <text:p text:style-name="Textkörper_20_Theater"><text:span text:style-name="T1">LUISE:</text:span> O Himmel!</text:p>
      <text:p text:style-name="Textkörper_20_Theater"><text:soft-page-break/><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pan text:style-name="T1">WURM:</text:span> O nein doch! Verzagen Sie nicht, liebe Mademoiselle. Ich habe herzliches Mitleid mit Ihnen. Vielleicht – wer weiß? – <text:soft-page-break/>Ich könnte mich noch wohl über gewisse Dinge hinwegsetzen – Wahrlich! Bei Gott! Ich habe Mitleid mit Ihnen.</text:p>
      <text:p text:style-name="Textkörper_20_Theater"><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8" text:outline-level="1"><text:bookmark-start text:name="__RefHeading___Toc2699_2120036227"/><text:soft-page-break/>4. Akt<text:bookmark-end text:name="__RefHeading___Toc2699_2120036227"/></text:h>
      <text:p text:style-name="P3">Saal beim Präsidenten.</text:p>
      <text:h text:style-name="P12" text:outline-level="2"><text:bookmark-start text:name="__RefHeading___Toc2701_2120036227"/>Erste Szene<text:bookmark-end text:name="__RefHeading___Toc2701_2120036227"/></text:h>
      <text:p text:style-name="P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12" text:outline-level="2"><text:bookmark-start text:name="__RefHeading___Toc2703_2120036227"/><text:soft-page-break/>Zweite Szene<text:bookmark-end text:name="__RefHeading___Toc2703_2120036227"/></text:h>
      <text:p text:style-name="P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text:soft-page-break/>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12" text:outline-level="2"><text:bookmark-start text:name="__RefHeading___Toc2705_2120036227"/>Dritte Szene<text:bookmark-end text:name="__RefHeading___Toc2705_2120036227"/></text:h>
      <text:p text:style-name="P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oft-page-break/><text:span text:style-name="T1">FERDINAND</text:span> <text:span text:style-name="T2">(vor sich hinmurmelnd)</text:span><text:span text:style-name="T1">:</text:span> Einem Schurken den Hals zu brechen. <text:span text:style-name="T2">(Laut.)</text:span> Marschall, dieser Brief muss Ihnen bei 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pan text:style-name="T1">FERDINAND:</text:span> Durch den lustigsten Zufall. Machen Sie’s mit der Allmacht aus.</text:p>
      <text:p text:style-name="Textkörper_20_Theater"><text:bookmark text:name="DRITTE_SZENE209"/><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text:span><text:soft-page-break/><text:span text:style-name="T2">Schnupftuch.)</text:span> Nehmen Sie! dieses Schnupftuch da fassen Sie! – Ich hab’s von der Buhlerin.</text:p>
      <text:p text:style-name="Textkörper_20_Theater"><text:span text:style-name="T1">HOFMARSCHALL:</text:span> Über dem Schnupftuch? Rasen Sie? Wohin denken Sie?</text:p>
      <text:p text:style-name="Textkörper_20_Theater"><text:span text:style-name="T1">FERDINAND:</text:span> Fass dieses End an, sag ich. sonst wirst du ja fehlschießen, Memme! – Wie sie zittert, die Memme! Du solltest Gott danken, Memme, dass du zum ersten Mal etwas in deinen 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text:soft-page-break/>sieben Mal kurz und sieben Mal lang zu werden, wie der Schmetterling an der Nadel? Ein Register zu führen über die Stuhlgänge deines Herrn und der Mietgaul seines Witzes zu sein? Eben so gut. Ich führe dich wie irgendein seltenes Murmeltier mit mir. Wie ein zahmer Affe sollst du zum Geheul der Verdammten tanzen, apportieren und aufwarten und mit deinen höfischen Künsten die ewige Verzweiflung belustigen.</text:p>
      <text:p text:style-name="Textkörper_20_Theater"><text:span text:style-name="T1">HOFMARSCHALL:</text:span> Was Sie befehlen, Herr, wie Sie belieben – Nur die Pistolen weg!</text:p>
      <text:p text:style-name="Textkörper_20_Theater"><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kluge Wirtschaft des Himmels, der auch mit Trebern und Bodensatz noch Kreaturen speist; der dem Raben am Hochgericht <text:soft-page-break/>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herumschüttelnd)</text:span> so und so und wieder so durcheinander quetschen.</text:p>
      <text:p text:style-name="Textkörper_20_Theater"><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oft-page-break/><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pan text:style-name="T1">HOFMARSCHALL:</text:span> Mon Dieu! Mein Gott! Ich spreche ja – So hören Sie doch nur – Ihr Vater – Ihr eigener, leiblicher Vater –</text:p>
      <text:p text:style-name="Textkörper_20_Theater"><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deinetwillen, du leugnest sie dreimal in einem Atem hinweg? – Fort, schlechter Kerl. <text:span text:style-name="T2">(Er gibt ihm mit der Pistole einen Streich und stößt ihn aus dem Zimmer.)</text:span> Für deinesgleichen ist kein Pulver erfunden!</text:p>
      <text:h text:style-name="P12" text:outline-level="2"><text:bookmark-start text:name="__RefHeading___Toc2707_2120036227"/><text:soft-page-break/>Vierte <text:s/>Szene<text:bookmark-end text:name="__RefHeading___Toc2707_2120036227"/></text:h>
      <text:p text:style-name="P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schrecklich die Hände faltet.)</text:span> Sollte der reiche vermögende Schöpfer mit einer Seele geizen, die noch dazu die schlechteste seiner Schöpfung ist? – Das Mädchen ist mein! Ich einst ihr Gott, jetzt ihr Teufel!</text:p>
      <text:p text:style-name="Textkörper_20_Regieanweisung"><text:bookmark text:name="VIERTE_SZENE217"/>(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12" text:outline-level="2"><text:bookmark-start text:name="__RefHeading___Toc2709_2120036227"/><text:soft-page-break/>Fünfte Szene<text:bookmark-end text:name="__RefHeading___Toc2709_2120036227"/></text:h>
      <text:p text:style-name="P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pan text:style-name="T1">PRÄSIDENT:</text:span> Was ist dir, mein Sohn? Steh auf. Deine Hand brennt und zittert.</text:p>
      <text:p text:style-name="Textkörper_20_Theater"><text:bookmark text:name="F.C3.9CNFTE_SZENE226"/><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oft-page-break/><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pan text:style-name="T1">PRÄSIDENT:</text:span> Ist ein edles, ein liebes Mädchen. – Ich widerrufe meinen übereilten Verdacht. Sie hat meine Achtung erworben.</text:p>
      <text:p text:style-name="Textkörper_20_Theater"><text:bookmark text:name="F.C3.9CNFTE_SZENE232"/><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pan text:style-name="T1">PRÄSIDENT:</text:span> Sage so: es ist Verbrechen, es nicht zu lieben.</text:p>
      <text:p text:style-name="Textkörper_20_Theater"><text:bookmark text:name="F.C3.9CNFTE_SZENE235"/><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oft-page-break/><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12" text:outline-level="2"><text:bookmark-start text:name="__RefHeading___Toc2711_2120036227"/>Sechste Szene<text:bookmark-end text:name="__RefHeading___Toc2711_2120036227"/></text:h>
      <text:p text:style-name="P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pan text:style-name="T1">SOPHIE:</text:span> Sie schien bestürzt, wurde nachdenkend, sah mich mit großen Augen an und schwieg. Ich hatte mich schon auf ihre Ausflüchte vorbereitet, als sie mit einem Blick, der mich ganz überraschte, zur Antwort gab: Ihre Dame befiehlt mir, was ich mir morgen erbitten wollte.</text:p>
      <text:p text:style-name="Textkörper_20_Theater"><text:bookmark text:name="SECHSTE_SZENE242"/><text:soft-page-break/><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pan text:style-name="T1">LADY</text:span> <text:span text:style-name="T2">(zu Sophien)</text:span><text:span text:style-name="T1">:</text:span> Hinweg, du! Entferne dich! <text:span text:style-name="T2">(Drohend, da diese noch zaudert.)</text:span> Hinweg! Ich befehl es! <text:span text:style-name="T2">(Sophie geht ab, Lady macht einen Gang durch den Saal.)</text:span> Gut! Recht gut, dass ich in Wallung kam. Ich bin, wie ich wünschte. <text:span text:style-name="T2">(Zum Kammerdiener.)</text:span> Die Mamsell mag hereintreten. <text:span text:style-name="T2">(Kammerdiener geht. </text:span><text:soft-page-break/><text:span text:style-name="T2">Sie wirft sich in den Sofa und nimmt eine vornehm-nachlässige Lage an.)</text:span></text:p>
      <text:h text:style-name="P12" text:outline-level="2"><text:bookmark-start text:name="__RefHeading___Toc2713_2120036227"/>Siebente Szene<text:bookmark-end text:name="__RefHeading___Toc2713_2120036227"/></text:h>
      <text:p text:style-name="P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die sich im Weinen übten – Wie lieb ich sie, diese Augen! <text:span text:style-name="T2">(Wiederum laut.)</text:span> Nur näher – Nur ganz nah – Gutes Kind, ich glaube, du fürchtest mich?</text:p>
      <text:p text:style-name="Textkörper_20_Theater"><text:bookmark text:name="SIEBENTE_SZENE254"/><text:soft-page-break/><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text:span><text:soft-page-break/><text:span text:style-name="T2">klopfend.)</text:span> Meine Sophie heiratet. Du sollst ihre Stelle haben – Sechzehen Jahr! Es kann nicht von Dauer sein.</text:p>
      <text:p text:style-name="Textkörper_20_Theater"><text:span text:style-name="T1">LUISE</text:span> <text:span text:style-name="T2">(küsst ihr ehrerbietig die Hand)</text:span><text:span text:style-name="T1">:</text:span> Ich danke für diese Gnade, Mylady, als wenn ich sie annehmen dürfte.</text:p>
      <text:p text:style-name="Textkörper_20_Theater"><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text:soft-page-break/>eine häßliche Blatternarbe. Weit gefehlt, sagt der andere, es ist ein Grübchen der Grazien. Ihr guten Kinder glaubt jenem nur, was euch dieser gesagt hat, hüpft von einem zum andern, bis ihr zuletzt die Aussagen beider verwechselt – Warum begaffen Sie mich so?</text:p>
      <text:p text:style-name="Textkörper_20_Theater"><text:span text:style-name="T1">LUISE:</text:span> Verzeihen Sie, gnädige Frau – Ich war soeben im Begriff, diesen prächtig blitzenden Rubin zu beweinen, der es nicht wissen muss, dass seine Besitzerin so scharf wider Eitelkeit eifert.</text:p>
      <text:p text:style-name="Textkörper_20_Theater"><text:span text:style-name="T1">LADY</text:span> <text:span text:style-name="T2">(errötend)</text:span><text:span text:style-name="T1">:</text:span> Keinen Seitensprung, Lose! – Wenn es nicht die Promessen Ihrer Gestalt sind, was in der Welt könnte Sie abhalten, einen Stand zu erwählen, der der einzige ist, wo Sie Ma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text:soft-page-break/>ihrem Gewissen einen ewigen Skorpion halte, dass sie Geldsum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Erschöpfung könnten sich melden – Schlangen der Reue könn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igkeit es nicht mehr vergrößern kann. (<text:span text:style-name="T2">Nach einer Pause, sehr </text:span><text:soft-page-break/><text:span text:style-name="T2">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und wenn ich in kindlicher Unschuld – und wenn ich auf Ihr Gewissen – und wenn ich als meine Mutter Sie fragte – würden Sie mir wohl zu dem Tausche raten?</text:p>
      <text:p text:style-name="Textkörper_20_Theater"><text:soft-page-break/><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will ich zwischen euch werfen; eine Furie will ich mitten durch euren Himmel gehn; mein Name soll eure Küsse wie ein Gespenst Verbrecher auseinander scheuchen; deine junge blühende Gestalt unter seiner Umarmung welk wie eine Mumie zusam<text:soft-page-break/>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nen Anteil gehabt haben? – Ha! So könnt ich mir ja noch den Schein einer Heldin geben und meine Ohnmacht zu einem Verdienst aufputzen. <text:span text:style-name="T2">(Sie steht eine Weile gedankenvoll, dann tritt 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text:soft-page-break/>schleift, von einander gezerrt zwei Herzen, die Gott aneinander band; 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12" text:outline-level="2"><text:bookmark-start text:name="__RefHeading___Toc2715_2120036227"/>Achte Szene<text:bookmark-end text:name="__RefHeading___Toc2715_2120036227"/></text:h>
      <text:p text:style-name="P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text:soft-page-break/>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12" text:outline-level="2"><text:bookmark-start text:name="__RefHeading___Toc2717_2120036227"/><text:soft-page-break/>Neunte Szene<text:bookmark-end text:name="__RefHeading___Toc2717_2120036227"/></text:h>
      <text:p text:style-name="P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oft-page-break/><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pan text:style-name="T2">(Gegen Sophien.)</text:span>. Du, Sophie, befiehlst, dass man anspannen soll, und rufst meine ganze Garderobe in diesem Saal zusammen –</text:p>
      <text:p text:style-name="Textkörper_20_Theater"><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oft-page-break/><text:span text:style-name="T1">LADY:</text:span> Um so weniger wird hier gelogen sein – Hurra, Herr Hofmarschall! Es wird eine Stelle vakant. Gut Wetter für Kuppler. <text:span text:style-name="T2">(Da der Marschall einen zweifelhaften Blick auf den Zettel 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pan text:style-name="T1">ALLE BEDIENTE</text:span> <text:span text:style-name="T2">(murmeln bestürzt durcheinander)</text:span>. Über der Grenze?</text:p>
      <text:p text:style-name="Textkörper_20_Theater"><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oft-page-break/><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sen.)</text:span> Ich verstehe euch, meine Guten – Lebt wohl! Lebt ewig 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oft-page-break/><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könne, so werde ich um den Taglohn arbeiten, mich zu reinigen von dem Schimpf, ihn beherrscht zu haben.</text:p>
      <text:p text:style-name="P1">(Sie eilt ab. Alle Übrigen gehen sehr bewegt auseinander.)</text:p>
      <text:h text:style-name="P11" text:outline-level="1"><text:bookmark-start text:name="__RefHeading___Toc2719_2120036227"/>5. Akt<text:bookmark-end text:name="__RefHeading___Toc2719_2120036227"/></text:h>
      <text:h text:style-name="P12" text:outline-level="2"><text:bookmark-start text:name="__RefHeading___Toc2721_2120036227"/>Erste Szene<text:bookmark-end text:name="__RefHeading___Toc2721_2120036227"/></text:h>
      <text:p text:style-name="P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text:soft-page-break/>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text:soft-page-break/>Spinne schütteln wir uns, aber das schwarze Ungeheuer Verwesung drücken wir im Spaß in die Arme. Dieses zur Nachricht, Vater. Seine Luise ist lustig.</text:p>
      <text:p text:style-name="Textkörper_20_Theater"><text:bookmark text:name="ERSTE_SZENE278"/><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wird seine Luise kennen – Will Er mir dies Billet besorgen, Vater? Will Er so gut sein?</text:p>
      <text:p text:style-name="Textkörper_20_Theater"><text:span text:style-name="T1">MILLER:</text:span> An wen, meine Tochter?</text:p>
      <text:p text:style-name="Textkörper_20_Theater"><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oft-page-break/><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kannst du brauchen als dein Herz. Willst du – so brich auf, 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pan text:style-name="T1">LUISE:</text:span> Er kennt ihn nicht, Er kennt ihn wirklich nicht, Vater? – Sonderbar! Der Ort ist zum Finden gemalt. Ferdinand wird ihn finden.</text:p>
      <text:p text:style-name="Textkörper_20_Theater"><text:span text:style-name="T1">MILLER:</text:span> Hum! rede deutlicher.</text:p>
      <text:p text:style-name="Textkörper_20_Theater"><text:soft-page-break/><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hend, wie sie den Liebesgott malen, aber so tückisch nicht – ein stiller dienstbarer Genius, der der erschöpften Pilgerin Seele den Arm bietet über den Graben der Zeit, das Feenschloss der ewigen Herrlichkeit aufschließt, freundlich nickt und verschwindet.</text:p>
      <text:p text:style-name="Textkörper_20_Theater"><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oft-page-break/><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leicht zur Grube gebeugt. – Doch! ich will dir dein Herz nicht noch schwerer machen – Tochter! ich sprach vorhin etwas. Ich glaubte allein zu sein. Du hast mich behorcht, und warum sollt 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oft-page-break/><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chen. Ich kann dir die Messer nehmen, du kannst dich mit einer Stricknadel töten. Für Gift kann ich dich bewahren, du kannst 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text:soft-page-break/>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pan text:style-name="T1">MILLER:</text:span> Wenn die Küsse deines Majors heißer brennen als die Tränen deines Vaters – stirb!</text:p>
      <text:p text:style-name="Textkörper_20_Theater"><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oft-page-break/><text:span text:style-name="T1">LUISE:</text:span> Doch hinweg aus dieser Gegend, mein Vater – Weg von der Stadt, wo meine Gespielinnen meiner spotten und mein guter Name dahin ist auf immerdar – Weg, weg, weit weg von 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ochter, die, ihren Vater zu ehren, ihr Herz zerriss – wir betteln mit der Ballade von Türe zu Türe, und das Almosen wird köstlich schmecken von den Händen der Weinenden –</text:p>
      <text:h text:style-name="P12" text:outline-level="2"><text:bookmark-start text:name="__RefHeading___Toc2723_2120036227"/>Zweite Szene<text:bookmark-end text:name="__RefHeading___Toc2723_2120036227"/></text:h>
      <text:p text:style-name="P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oft-page-break/><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oft-page-break/><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oft-page-break/><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pan text:style-name="T1">FERDINAND:</text:span> Was willst du, Graukopf? Mit dir hab ich nichts zu schaffen. Menge dich ja nicht in ein Spiel, das so offenbar verloren ist – oder bist du auch vielleicht klüger, als ich dir 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lästerung in die Grube. <text:span text:style-name="T2">(Zu Luisen.)</text:span> Sprich, Unglückselige! Schriebst du diesen Brief?</text:p>
      <text:p text:style-name="Textkörper_20_Theater"><text:span text:style-name="T1">MILLER</text:span> <text:span text:style-name="T2">(warnend zu Luisen)</text:span><text:span text:style-name="T1">:</text:span> Um Gottes Willen, Tochter! Vergiss nicht! Vergiss nicht!</text:p>
      <text:p text:style-name="Textkörper_20_Theater"><text:soft-page-break/><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pan text:style-name="T1">LUISE:</text:span> Ich bekannte, was wahr ist.</text:p>
      <text:p text:style-name="Textkörper_20_Theater"><text:soft-page-break/><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Alle Wahrheit möchte dann mit diesem Hauch aus der Schöpfung wandern und die gute Sache ihren starren Hals von nun an 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oft-page-break/><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Kühlung – Willst du mir ein Glas Limonade zurecht machen? <text:span text:style-name="T2">(Luise geht ab.)</text:span></text:p>
      <text:h text:style-name="P12" text:outline-level="2"><text:bookmark-start text:name="__RefHeading___Toc2725_2120036227"/>Dritte Szene<text:bookmark-end text:name="__RefHeading___Toc2725_2120036227"/></text:h>
      <text:p text:style-name="P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text:soft-page-break/>erschrick nur nicht, alter Mann. <text:span text:style-name="T2">(Gerührt an seinem Hals.)</text:span> Du bist nicht schuldig.</text:p>
      <text:p text:style-name="Textkörper_20_Theater"><text:bookmark text:name="DRITTE_SZENE297"/><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essen sollte – Hum! – Wüsste er das? <text:span text:style-name="T2">(Heftiger auf und nieder, dann Millers Hand mit starker Bewegung fassend.)</text:span> Mann! Ich bezahle dir dein bisschen Flöte zu teuer – – und du gewinnst nicht einmal – auch du verlierst – verlierst vielleicht 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oft-page-break/><text:span text:style-name="T1">FERDINAND</text:span> <text:span text:style-name="T2">(heftig erschüttert)</text:span><text:span text:style-name="T1">:</text:span> Ha! – – Seh Er doch lieber nach dem Trank, guter Miller. <text:span text:style-name="T2">(Miller ab.)</text:span></text:p>
      <text:h text:style-name="P12" text:outline-level="2"><text:bookmark-start text:name="__RefHeading___Toc2727_2120036227"/>Vierte Szene<text:bookmark-end text:name="__RefHeading___Toc2727_2120036227"/></text:h>
      <text:p text:style-name="P3"><text:bookmark text:name="VIERTE_SZENE303"/>Ferdinand allein.</text:p>
      <text:p text:style-name="Textkörper_20_Prosa"><text:bookmark text:name="VIERTE_SZENE304"/>Das einzige Kind! – Fühlst du das, Mörder? Das einzige! Mörder! hörst du, das einzige? – Und der Mann hat auf der 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ot – zertreten, mutwillig, die letzte, einzige, unüberschwängliche Hoffnung – Ha! und er dasteht, vor ihr, und dasteht und ihm die ganze Natur den lebendigen Odem anhält, und sein erstarrter Blick die entvölkerte Unend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12" text:outline-level="2"><text:bookmark-start text:name="__RefHeading___Toc2729_2120036227"/><text:soft-page-break/>Fünfte Szene<text:bookmark-end text:name="__RefHeading___Toc2729_2120036227"/></text:h>
      <text:p text:style-name="P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oft-page-break/><text:span text:style-name="T1">MILLER:</text:span> Ich hab sie von Gott.</text:p>
      <text:p text:style-name="Textkörper_20_Theater"><text:bookmark text:name="F.C3.9CNFTE_SZENE316"/><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oft-page-break/><text:span text:style-name="T1">FERDINAND:</text:span> Und was nun weiter?</text:p>
      <text:p text:style-name="Textkörper_20_Theater"><text:span text:style-name="T1">MILLER:</text:span> Ins Henkers Namen – ich sage – ich bitte Sie um Gottes Christi willen – Gold!</text:p>
      <text:p text:style-name="Textkörper_20_Theater"><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oft-page-break/><text:span text:style-name="T1">MILLER</text:span> <text:span text:style-name="T2">(fasst seine Hand, die er stark drückt)</text:span><text:span text:style-name="T1">:</text:span> Gnädiger Herr! Wären Sie ein schlechter, geringer Bürgersmann – <text:span text:style-name="T2">(rasch)</text:span> und mein Mädel liebte Sie nicht – Erstechen wollt ich’s, das Mädel. <text:span text:style-name="T2">(Wieder beim Geld, darauf niedergeschlagen.)</text:span> Aber da hab 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ser Rock da ist ewig gut, wenn Gottes liebe Sonne nicht durch den Ärmel scheint – Für mich ist das Plunder – Aber dem Mä<text:soft-page-break/>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12" text:outline-level="2"><text:bookmark-start text:name="__RefHeading___Toc2731_2120036227"/>Sechste Szene<text:bookmark-end text:name="__RefHeading___Toc2731_2120036227"/></text:h>
      <text:p text:style-name="P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oft-page-break/><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pan text:style-name="T1">LUISE</text:span> <text:span text:style-name="T2">(erschrickt und fällt schnell ein)</text:span><text:span text:style-name="T1">:</text:span> Den Gang kann ja ich tun.</text:p>
      <text:p text:style-name="Textkörper_20_Theater"><text:bookmark text:name="SECHSTE_SZENE329"/><text:span text:style-name="T1">MILLER:</text:span> Zum Präsidenten?</text:p>
      <text:p text:style-name="Textkörper_20_Theater"><text:bookmark text:name="SECHSTE_SZENE331"/><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oft-page-break/><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Siebente Szene<text:bookmark-end text:name="__RefHeading___Toc7735_371295672"/></text:h>
      <text:p text:style-name="P3"><text:bookmark text:name="SIEBENTE_SZENE333"/>Ferdinand und Luise.</text:p>
      <text:p text:style-name="P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3"><text:bookmark text:name="SIEBENTE_SZENE339"/><text:soft-page-break/>(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3"><text:bookmark text:name="SIEBENTE_SZENE341"/>(Wieder eine Pause.)</text:p>
      <text:p text:style-name="Textkörper_20_Theater"><text:bookmark text:name="SIEBENTE_SZENE343"/><text:span text:style-name="T1">LUISE:</text:span> O ich bin sehr elend!</text:p>
      <text:p text:style-name="Textkörper_20_Theater"><text:span text:style-name="T1">FERDINAND</text:span> <text:span text:style-name="T2">(in der bisherigen Stellung)</text:span><text:span text:style-name="T1">:</text:span> Das könnte wahr sein.</text:p>
      <text:p text:style-name="Textkörper_20_Theater"><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oft-page-break/><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ren sind’s, die von ewiger Liebe schwatzen, ewiges Einerlei widersteht, Veränderung nur ist das Salz des Vergnügens – Topp, Lui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Überraschung von der Welt zum zweiten Mal aufeinander stoßen, dass wir uns da an dem gemeinschaftlichen Familienzug, den kein Kind dieser Mutter verleugnet, wie in Komödien wieder er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text:soft-page-break/>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oft-page-break/><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pan text:style-name="T1">FERDINAND</text:span> <text:span text:style-name="T2">(fängt an stärker zu gehen und beunruhigter zu werden, indem er Schärpe und Degen von sich wirft)</text:span><text:span text:style-name="T1">:</text:span> Gute Nacht, Herrendienst!</text:p>
      <text:p text:style-name="Textkörper_20_Theater"><text:span text:style-name="T1">LUISE:</text:span> Mein Gott! Wie wird Ihnen?</text:p>
      <text:p text:style-name="Textkörper_20_Theater"><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pan text:style-name="T1">FERDINAND</text:span> <text:span text:style-name="T2">(drückt sie von sich)</text:span><text:span text:style-name="T1">:</text:span> Fort! Fort! Diese sanften schmelzenden Augen weg! Ich erliege. Komm in deiner ungeheuern Furchtbarkeit, Schlange spring an mir auf, Wurm – kra<text:soft-page-break/>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oft-page-break/><text:span text:style-name="T1">LUISE:</text:span> O des frevelhaften Eigensinns! Ehe er sich eine Übereilung gestände, greift er lieber den Himmel an.</text:p>
      <text:p text:style-name="Textkörper_20_Theater"><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pan text:style-name="T1">FERDINAND:</text:span> Du betrügst dich. Das sind ihre Tränen nicht – Nicht jener warme wollüstige Tau, der in die Wunde der Seele balsamisch fließt und das starre Rad der Empfindung wieder in Gang bringt. Es sind einzelne – kalte Tropfen – das schau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oft-page-break/><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pan text:style-name="T1">LUISE:</text:span> Fragen Sie, was Sie wollen. Ich antworte nichts mehr. <text:span text:style-name="T2">(Sie setzt sich nieder.)</text:span></text:p>
      <text:p text:style-name="Textkörper_20_Theater"><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oft-page-break/><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pan text:style-name="T1">LUISE:</text:span> Sterben! Sterben! Gott allbarmherziger! Gift in der Limonade und sterben! – O meiner Seele erbarme dich, Gott der Erbarmer!</text:p>
      <text:p text:style-name="Textkörper_20_Theater"><text:span text:style-name="T1">FERDINAND:</text:span> Das ist die Hauptsache. Ich bitt ihn auch darum.</text:p>
      <text:p text:style-name="Textkörper_20_Theater"><text:span text:style-name="T1">LUISE:</text:span> Und meine Mutter – mein Vater – Heiland der Welt! mein armer, verlorener Vater! Ist keine Rettung mehr? Mein <text:soft-page-break/>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pan text:style-name="T1">FERDINAND</text:span> <text:span text:style-name="T2">(erschrocken)</text:span><text:span text:style-name="T1">:</text:span> Was sagt sie da? – Eine Lüge pflegt man doch sonst nicht auf diese Reise zu nehmen?</text:p>
      <text:p text:style-name="Textkörper_20_Theater"><text:span text:style-name="T1">LUISE:</text:span> Ich lüge nicht – lüge nicht – hab nur einmal gelogen mein Leben lang – Hu! wie das eiskalt durch meine Adern schauert – – als ich den Brief schrieb an den Hofmarschall –</text:p>
      <text:p text:style-name="Textkörper_20_Theater"><text:span text:style-name="T1">FERDINAND:</text:span> Ha! Dieser Brief! – Gottlob! Jetzt hab ich all meine Mannheit wieder.</text:p>
      <text:p text:style-name="Textkörper_20_Theater"><text:span text:style-name="T1">LUISE</text:span> <text:span text:style-name="T2">(ihre Zunge wird schwerer, ihre Finger fangen an gichterisch zu zucken)</text:span><text:span text:style-name="T1">:</text:span> Dieser Brief – Fasse dich, ein entsetzliches Wort <text:soft-page-break/>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pan text:style-name="T1">FERDINAND</text:span> <text:span text:style-name="T2">(kehrt schnell um, wird ihre letzte sterbende Bewegung gewahr und fällt in Schmerz aufgelöst vor der Toten nieder)</text:span><text:span text:style-name="T1">:</text:span> Halt! Halt! Entspringe mir nicht, Engel des Himmels! <text:span text:style-name="T2">(Er fasst ihre Hand an und lässt sie schnell wie fallen.)</text:span> Kalt, kalt und feucht! Ihre Seele ist dahin. <text:span text:style-name="T2">(Er springt wieder auf.)</text:span> Gott meiner Luise! Gnade! Gnade dem verruchtesten der Mörder! Es <text:soft-page-break/>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12" text:outline-level="2"><text:bookmark-start text:name="__RefHeading___Toc2735_2120036227"/>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Finte, den Bund unsrer Herzen zu zerreißen durch Eifersucht – Die Rechnung hatte ein Meister gemacht, aber schade nur, dass <text:soft-page-break/>die zürnende Liebe dem Draht nicht so gehorsam blieb wie deine hölzerne Puppe.</text:p>
      <text:p text:style-name="Textkörper_20_Theater"><text:bookmark text:name="LETZTE_SZENE355"/><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feierlich wälz ich dir hier die größte grässlichste Hälfte zu, wie du <text:soft-page-break/>damit zurecht kommen magst, siehe du selber! <text:span text:style-name="T2">(Ihn zu Luisen hinführend.)</text:span> Hier, Barbar! Weide dich an der entsetzlichen Frucht deines Witzes, auf dieses Gesicht ist mit Verzerrungen dein Name geschrieben, und die Würgengel werden ihn lesen – Eine Gestalt wie diese ziehe den Vorhang von deinem Bette, 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sen! Weckt die Justiz auf! Gerichtsdiener, bindet mich! Führt <text:soft-page-break/>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dir zum Blutgerüst! 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Der Major wird neben Luisen niedergelassen.)</text:p>
      <text:p text:style-name="Textkörper_20_Theater"><text:span text:style-name="T1">FERDINAND:</text:span> Gott dem Erbarmenden gehört dieser letzte.</text:p>
      <text:p text:style-name="Textkörper_20_Theater"><text:soft-page-break/><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999999"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499cm" fo:margin-bottom="2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499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Letzte Szene</text:chapter></text:p>
      </style:header>
      <style:footer>
        <text:p text:style-name="Footer_20_right"><text:page-number text:select-page="current">167</text:page-number></text:p>
      </style:footer>
    </style:master-page>
    <style:master-page style:name="Left_20_Page" style:display-name="Left Page" style:page-layout-name="Mpm4" style:next-style-name="Right_20_Page">
      <style:header>
        <text:p text:style-name="Header_20_left"><text:chapter text:display="number-and-name" text:outline-level="1">5. Akt</text:chapter></text:p>
      </style:header>
      <style:footer>
        <text:p text:style-name="Footer_20_left"><text:page-number text:select-page="current">168</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6M44S</meta:editing-duration>
    <meta:editing-cycles>6</meta:editing-cycles>
    <meta:generator>LibreOffice/4.4.4.3$Linux_x86 LibreOffice_project/2c39ebcf046445232b798108aa8a7e7d89552ea8</meta:generator>
    <meta:initial-creator>Michael Fiedler</meta:initial-creator>
    <dc:date>2015-07-18T22:49:44.699380807</dc:date>
    <dc:creator>Michael Fiedler</dc:creator>
    <meta:document-statistic meta:table-count="0" meta:image-count="0" meta:object-count="0" meta:page-count="168" meta:paragraph-count="1093" meta:word-count="31173" meta:character-count="196348" meta:non-whitespace-character-count="164800"/>
    <meta:template xlink:type="simple" xlink:actuate="onRequest" xlink:title="Buch 13,5 cm x 20,5 cm" xlink:href="../../../.config/libreoffice/4/user/template/Buch/Buch_Garamond_13.5x20.5.ott" meta:date="2015-07-18T22:46:51.293774474"/>
  </office:meta>
</office:document-meta>
</file>